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TECNOLÓGICA NACIONAL</text:p>
      <text:p text:style-name="P1">FACULTAD REGIONAL CÓRDOBA</text:p>
      <text:p text:style-name="P1">DEPARTAMENTO DE INGENIERÍA ELECTRÓNICA</text:p>
      <text:p text:style-name="P1"/>
      <text:p text:style-name="P1">Cátedra de Técnicas Digitales II.</text:p>
      <text:p text:style-name="P1"/>
      <text:p text:style-name="P3">Examen final. 15 de dieciembre de 2011.</text:p>
      <text:p text:style-name="P1"/>
      <text:p text:style-name="P5"/>
      <text:p text:style-name="P4">Usando un procesador basado en arquitectura ARM, por favor elabore este problema:</text:p>
      <text:p text:style-name="P4"/>
      <text:p text:style-name="P4"/>
      <text:p text:style-name="P6"><text:span text:style-name="T2">Un silo de granos se ha instrumentado con sensores de temperatura AD592C. Se usan 16 de estos sensores, con un multiplexor adecuado. La función de transferencia del mismo es: 1</text:span><text:span text:style-name="T3">µ</text:span><text:span text:style-name="T2">A/K. Se requiere una resolución de 0,1 °C en el intervalo 10-60 °C. Ud. debe:</text:span></text:p>
      <text:p text:style-name="P4"/>
      <text:p text:style-name="P4"/>
      <text:p text:style-name="P4">1.- diseñe el hardware necesario para que se muestree esa señal a una tasa de 0,5 Hz, operando por interrupción. Esto significa que se mide UN SENSOR cada ½ s. Debe incluir el reloj, el multiplexor, el controlador de interrupción del ARM y debe detallar la configuración del mismo.</text:p>
      <text:p text:style-name="P4"/>
      <text:p text:style-name="P4">2.- Diseñe el hardware para acoplar el transductor al conversor elegido. Recuerde que se mide en °C y el transductor opera en K.</text:p>
      <text:p text:style-name="P4"/>
      <text:p text:style-name="P4">3.- establezca las tolerancias de los componentes pasivos de su circuito para un error de 0,1%.</text:p>
      <text:p text:style-name="P4"/>
      <text:p text:style-name="P4">4.- cada vez que se complete el multiplexado de las señales (cada 8 s) se debe calcular el promedio de ellas y además la diferencia de cada una de las medidas con ese promedio. Escriba el diagrama de flujo para esto. Escriba en Assembler del ARM la rutina para calcular el promedio.</text:p>
      <text:p text:style-name="P4"/>
      <text:p text:style-name="P4">5.- si la diferencia de cualquiera de las mediciones con el promedio supera los 2 °C se debe actuar un ventilador, accionando un contactor externo cuya bobina opera en 220 Vca y consume 0,2 A. Diseñe la interfase adecuad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Para aprobar, <text:span text:style-name="T1">tres de los </text:span>puntos de {1, 5} deben estar totalmente correcto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nali</meta:initial-creator>
    <meta:creation-date>2010-12-02T13:51:01</meta:creation-date>
    <dc:date>2011-12-15T17:15:56.23</dc:date>
    <dc:creator>luis rafael canali</dc:creator>
    <meta:editing-duration>PT5H8M48S</meta:editing-duration>
    <meta:editing-cycles>21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270" meta:character-count="1586"/>
  </office:meta>
</office:document-meta>
</file>